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eterThread.process_sampler( Sampler current , Sampler parent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8">
            <text:p text:style-name="Table_20_Contents">88</text:p>
          </table:table-cell>
        </table:table-row>
        <table:table-row>
          <table:table-cell office:value-type="string">
            <text:p text:style-name="Table_20_Contents">JMeterThread.setStartTime( long s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hread.setInitialDelay( int 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hread.delay( List tim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MeterThread.stopT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eterThread.getStar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hread.startSchedul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eterThread.threadFinish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eterThread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eterThread.runPreProcessors( List preProcesso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MeterThread.ru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MeterThread.setThreadGroup( ThreadGroup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hread.setOnErrorStopThread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hread.checkAssertions( List assertions , SampleResult par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JMeterThread.processAssertion( SampleResult result , Assertion asser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eterThread.notifyListeners( List listeners , Sample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eterThread.setEndTime( long 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hread.isSchedu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hread.stop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eterThread.rampUpDel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eterThread.JMeterThread( HashTree test , JMeterThreadMonitor monitor , ListenerNotifier n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MeterThread.getThrea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hread.setThreadNum( int thread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hread.notifyTestListen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MeterThread.getSampleListeners( SamplePackage samplePack , SamplePackage transactionPack , TransactionSampler transactionSamp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MeterThread.init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MeterThread.getThread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ListenerTraverser.subtrac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eterThread.JMeter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eterThread.runPostProcessors( List extracto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MeterThread.getThread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hread.thread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readListenerTraverser.addNode( Object node , HashTree subTre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eterThread.setOnErrorStopTest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hread.setThreadName( String threa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hread.setEngine( StandardJMeterEngine 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ionListener.iterationStart( LoopIterationEvent iter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hread.setInitialContext( JMet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ListenerTraverser.proce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hreadListenerTraverser.ThreadListenerTraverser( boolean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hread.setScheduled( boolean s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hread.getEn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hread.stopSchedu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